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6666"/>
    </style:style>
    <style:style style:name="P2" style:family="paragraph" style:parent-style-name="Preformatted_20_Text">
      <style:text-properties fo:color="#ff6600"/>
    </style:style>
    <style:style style:name="P3" style:family="paragraph" style:parent-style-name="Preformatted_20_Text">
      <style:text-properties fo:color="#ff6600" fo:background-color="transparent"/>
    </style:style>
    <style:style style:name="P4" style:family="paragraph" style:parent-style-name="Preformatted_20_Text">
      <style:text-properties fo:color="#990000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336699"/>
    </style:style>
    <style:style style:name="P7" style:family="paragraph" style:parent-style-name="Preformatted_20_Text">
      <style:text-properties fo:color="#0066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beginning-cutscene -</text:p>
      <text:p text:style-name="Preformatted_20_Text"/>
      <text:p text:style-name="Preformatted_20_Text">Something does not feel quite right. <text:s/>You had been dozing off, in the intermediate state between asleep and awake, but just now something has made you feel a bit strange. <text:s/>You slowly open your eyes, and to your alarm you discover that you are not in the same place you were when you first closed them. <text:s/>In fact, you have no idea where you are. <text:s/>You cannot remember anything.</text:p>
      <text:p text:style-name="Preformatted_20_Text"/>
      <text:p text:style-name="Preformatted_20_Text">You stand on a large set of rolling plains, the sky above you is speckled with numerous stars that dimly light up the landscape. <text:s/>At a point in the distance you see shimmering light.</text:p>
      <text:p text:style-name="Preformatted_20_Text"/>
      <text:p text:style-name="Preformatted_20_Text">As you appear to have no other recourse, you begin to walk toward this light, although it seems very far away. <text:s/>In fact, your steps do not appear to make a difference in how bright it becomes. <text:s/>It still looms just as far away from when you first perceived it, even as you walk more and more.</text:p>
      <text:p text:style-name="Preformatted_20_Text"/>
      <text:p text:style-name="Preformatted_20_Text">After some time you begin to doubt that you will ever reach the source of that light. You stop and look back into pitch black darkness. <text:s/>It seems your only hope is to continue toward the point and perhaps, eventually, you will you reach it.</text:p>
      <text:p text:style-name="Preformatted_20_Text"/>
      <text:p text:style-name="Preformatted_20_Text">When you turn forward again, you are shocked to see that the light has, somehow, gone from very far away to very close.</text:p>
      <text:p text:style-name="Preformatted_20_Text"/>
      <text:p text:style-name="Preformatted_20_Text">You can see it clearly now. <text:s/>The light comes from what looks like a doorway, but across the threshold is a thin material that seems to shimmer. <text:s/>This is the source of the light. <text:s/>You find it difficult to look away from this gateway. <text:s/>It is enthralling, but somehow it demands your attention. <text:s/>You notice too late that something is pulling you into it, an invisible force, grabing at you and forcing you forward inch by inch. <text:s/>You try to resist, but your efforts are fruitless. <text:s/>The force grows stronger and stronger and you begin to realize that you can do nothing to stop it. <text:s/>It lifts you off of the air, and sucks you into the shimmering surface of the portal...</text:p>
      <text:p text:style-name="Preformatted_20_Text"/>
      <text:p text:style-name="Preformatted_20_Text">- power-mountain/cave/start -</text:p>
      <text:p text:style-name="Preformatted_20_Text"/>
      <text:p text:style-name="Preformatted_20_Text">It is silent. <text:s/>The howling vortex of noise that had been nearly tearing apart your ears just a moment ago has stopped.</text:p>
      <text:p text:style-name="Preformatted_20_Text">You stand at a dead end in a cave, dimly lit by glowing mushrooms and other fungus. The walls are made of rounded rocks, and are wet to the touch. <text:s/>You can barely make out a way through the cave just ahead of you, although it seems rather dangerous.</text:p>
      <text:p text:style-name="Preformatted_20_Text"/>
      <text:p text:style-name="P1">You make your way forward slowly, tripping on outcropped rocks at every step, but you have just enough vision to see where you are going. <text:s/>The cave walls around you slowly start to widen until they eventually give way to a large cave.</text:p>
      <text:p text:style-name="Preformatted_20_Text"/>
      <text:p text:style-name="P2">You yell for help as loud as you can, and your voice echoes all around. <text:s/>Nothing else appears to happen.</text:p>
      <text:p text:style-name="Preformatted_20_Text"/>
      <text:p text:style-name="Preformatted_20_Text">- power-mountain/cave/main-cave -</text:p>
      <text:p text:style-name="Preformatted_20_Text"/>
      <text:p text:style-name="Preformatted_20_Text">You stand inside of a massive cavern, cracks on the ceiling allowing slim rays of sunlight to cascade off of the walls. <text:s/>Stalagmites line the ceiling above a pool of water that dominates the majority of the walking space. <text:s/>You see an exit across the pool of water, and you also see a smaller path that leads further underground. <text:s/>You hear a very feint voice, almost not there, calling out from a passageway across the pool.</text:p>
      <text:p text:style-name="Preformatted_20_Text"/>
      <text:p text:style-name="Preformatted_20_Text">You have no idea how deep this pool is. <text:s/>It could be too deep to wade through.</text:p>
      <text:p text:style-name="Preformatted_20_Text"/>
      <text:p text:style-name="P2">You find a pebble and toss it into the pool. <text:s/>Eerily, it does not make a splashing sound or any ripples. <text:s/>Something seems very off about this "water".</text:p>
      <text:p text:style-name="Preformatted_20_Text"/>
      <text:p text:style-name="P1">You dive into the pool holding firmly onto the plank of dry wood you had found before. <text:s/>It floats up and takes you with it, allowing you to use your feet to kick your way across the water. <text:s/>After a bit of time you are safely on the other bank. <text:s/>You get out of the water sopping wet and continue onward. <text:s/>To your surprise, the passage out is marked with a thick, wooden door that does not have a handle. <text:s/>Luckily it is unlocked and you can push it open, but it is so heavy that it takes a lot of strength to do so. <text:s/>When you finally get through, the door slams shut behind you and astonishingly seems to morph into the wall. <text:s/>All you see now is a large wall of rock. You suppose you have no way back. </text:p>
      <text:p text:style-name="Preformatted_20_Text"/>
      <text:p text:style-name="P4">You dive into the pool and realize that this was a mistake. The pool is very deep, and something is not quite right about the <text:soft-page-break/>water. <text:s/>You cannot float on it; the pool pulls you under even as you are only a few feet from the bank. <text:s/>You kick hard but you are unable to get enough force to float up. <text:s/>You slip deeper and deeper into the water until you fall through a waterfall and land painfully on the cave floor. <text:s/>Gasping for air, you stand up.</text:p>
      <text:p text:style-name="Preformatted_20_Text"/>
      <text:p text:style-name="Preformatted_20_Text">- power-mountain/cave/underground-atrium -</text:p>
      <text:p text:style-name="Preformatted_20_Text"/>
      <text:p text:style-name="Preformatted_20_Text">You stand in a small cavern below the large pool of water in the large cavern above. <text:s/>Water droplets drip noisily from the ceiling, and you get a foreboding sense that the ceiling could collapse on top of you at any moment. <text:s/>The noise of water rushing is coming from a passage to your left, but the passage ahead of you is silent. <text:s/>You can also go up into the large cavern with the pool.</text:p>
      <text:p text:style-name="Preformatted_20_Text"/>
      <text:p text:style-name="Preformatted_20_Text">- power-mountain/cave/underground-waterfall -</text:p>
      <text:p text:style-name="Preformatted_20_Text"/>
      <text:p text:style-name="Preformatted_20_Text">In this cavern, a small waterfall comes out of the ceiling and pushes water into stream that goes into the cave wall. <text:s/>You do not think you could you could force your way through the stream, as the hole is too small and the rocks around it look rather sharp. <text:s/>You can only see one way out.</text:p>
      <text:p text:style-name="Preformatted_20_Text"/>
      <text:p text:style-name="Preformatted_20_Text">- power-mountain/cave/underground-forest -</text:p>
      <text:p text:style-name="Preformatted_20_Text"/>
      <text:p text:style-name="Preformatted_20_Text">You see stream winding its way through this passage, extruding out of the left wall and continuing further on. <text:s/>It seems to be the same water that was in the pool somewhere above you. <text:s/>It blocks your path. <text:s/>A massive tree trunk grows out of one of the walls, its roots firmly entrenched between broken boulders and other thick rocks. <text:s/>The stream goes directly underneath it at one point.</text:p>
      <text:p text:style-name="Preformatted_20_Text"/>
      <text:p text:style-name="Preformatted_20_Text">The stream is very shallow and you have no problem skipping over it. <text:s/>However, once you get to the other side you see clearly that the cave has a very sharp drop off. <text:s/>You follow the stream down the cavern a ways and discover that it makes its way off of the cliff edge. <text:s/>It seems you cannot continue this way. <text:s/>You go back to the entrance of the room.</text:p>
      <text:p text:style-name="Preformatted_20_Text"/>
      <text:p text:style-name="Preformatted_20_Text">You approach the tree.</text:p>
      <text:p text:style-name="Preformatted_20_Text"/>
      <text:p text:style-name="P6">It appears to be dead. Its wood is dry, and its roots seem to be withering. <text:s/></text:p>
      <text:p text:style-name="P6"/>
      <text:p text:style-name="P6">At second glance, though, you notice something rather odd: the stream brushes up against one of the tree's roots, yet somehow the root is still extremely dry.</text:p>
      <text:p text:style-name="P1"/>
      <text:p text:style-name="P1">How strange! <text:s/>Upon closer inspection, you see that the stream actually runs beneath the root, which is single-handedly holding up the cave floor above it by floating on the stream. <text:s/>You wonder if there is another pool of water under your feet, and if this tree is the only thing keeping you dry. <text:s/>Perhaps because the tree is so dry, it does not absorb the water and remains buoyant. <text:s/>A piece of the tree's bark juts out from the root. The wood's powerful buoyancy seems useful, so you break it off and carry it with you.</text:p>
      <text:p text:style-name="Preformatted_20_Text"/>
      <text:p text:style-name="Preformatted_20_Text">- power-mountain/golem-temple/start -</text:p>
      <text:p text:style-name="Preformatted_20_Text"/>
      <text:p text:style-name="Preformatted_20_Text">- power-mountain/golem-temple/choice-fork -</text:p>
      <text:p text:style-name="Preformatted_20_Text"/>
      <text:p text:style-name="Preformatted_20_Text">You stand at a fork between two identical passages: both clearly man-made. Torches line the walls, draping flickering shadows of rocks across the floor.</text:p>
      <text:p text:style-name="Preformatted_20_Text"/>
      <text:p text:style-name="P6">The voice you heard in the large cavern has stopped.</text:p>
      <text:p text:style-name="Preformatted_20_Text"/>
      <text:p text:style-name="P6">CONSCIENCE: "The door I found is just over to the left, once we get there we can figure out how to get through it!" <text:s/>She seems a bit too excited for this sort of thing.</text:p>
      <text:p text:style-name="Preformatted_20_Text"/>
      <text:p text:style-name="Preformatted_20_Text">You take the left fork and begin going down a walkway of torches.</text:p>
      <text:p text:style-name="Preformatted_20_Text"/>
      <text:p text:style-name="Preformatted_20_Text">- power-mountain/golem-temple/left-fork -</text:p>
      <text:p text:style-name="Preformatted_20_Text"/>
      <text:p text:style-name="Preformatted_20_Text">You walk for a few minutes with Conscience happily skipping at your side. <text:s/>She seems thrilled to have a traveling <text:soft-page-break/>companion, and you have to admit you feel better not having to be alone anymore. <text:s/>You eventually come upon a closed metal door that does not have a handle.</text:p>
      <text:p text:style-name="Preformatted_20_Text"><text:s/></text:p>
      <text:p text:style-name="Preformatted_20_Text">CONSCIENCE: "This is the door I found!". <text:s/>She rushes over to it, but her excitement turns to dejection in the blink of an eye. "But I still don't know how to get past it." <text:s/>You walk up next to her and survey the door for yourself.</text:p>
      <text:p text:style-name="Preformatted_20_Text"/>
      <text:p text:style-name="P4">You decide that you cannot pass this door at the moment.</text:p>
      <text:p text:style-name="Preformatted_20_Text"/>
      <text:p text:style-name="P2">CONSCIENCE: "Of course I tried that. <text:s/>It's locked though, you can see for yourself."</text:p>
      <text:p text:style-name="P2"/>
      <text:p text:style-name="P2">You put some force on the door, which doesn't budge, and note that you probably could not push your way past it.</text:p>
      <text:p text:style-name="P2"/>
      <text:p text:style-name="P2">CONSCIENCE: "I don't have the slightest clue who put them up or what keeps them lit."</text:p>
      <text:p text:style-name="P2"/>
      <text:p text:style-name="P2">CONSCIENCE: "Like I said, I am just as lost in this place as you are."</text:p>
      <text:p text:style-name="Preformatted_20_Text"/>
      <text:p text:style-name="P1">CONSCIENCE: "I noticed that too. <text:s/>Maybe you aren't supposed to open it with a handle?"</text:p>
      <text:p text:style-name="Preformatted_20_Text"/>
      <text:p text:style-name="Preformatted_20_Text">She pauses a moment to consider the door, and then her face lights up. <text:s/>CONSCIENCE: "That must be it! <text:s/>Maybe we just have to ask it?" <text:s/>Before you can stop her from undertaking such ridiculousness, Conscience has already laid a hand on the outside of the door. <text:s/>"Hello? Mr. Door? It would be super great if you could please open up for us?"</text:p>
      <text:p text:style-name="Preformatted_20_Text"/>
      <text:p text:style-name="Preformatted_20_Text">The door doesn't do anything. <text:s/>You don't want to admit it, but for a moment there you thought that it might have been that easy.</text:p>
      <text:p text:style-name="Preformatted_20_Text"/>
      <text:p text:style-name="P1">CONSCIENCE: "Thanks, &lt;player_name&gt;. <text:s/>We'll get through eventually!"</text:p>
      <text:p text:style-name="Preformatted_20_Text"/>
      <text:p text:style-name="P3">CONSCIENCE: "If it had worked, I doubt you would be complaining about its silliness."</text:p>
      <text:p text:style-name="Preformatted_20_Text"/>
      <text:p text:style-name="P4">CONSCIENCE: "I don't see *you* coming up with any good ideas!"</text:p>
      <text:p text:style-name="Preformatted_20_Text"/>
      <text:p text:style-name="Preformatted_20_Text">At that moment the wall next to the door begins to move. It extrudes out steadily, the rocks grinding together with echoing crumbles. <text:s/>You and Conscience are too surprised to move as you watch the wall slide out and then slowly come to a stop. <text:s/>Then you notice that it is shaped vaugely humanoid: Something like a big, rocky head is lowering down to the both of you, two sockets with glowing gems and a mouth of cobbled together stones. <text:s/>Whatever the thing is, it moves slowly and deliberately, gazing at the two of you for a long moment before speaking in a hoarse, but loud voice.</text:p>
      <text:p text:style-name="Preformatted_20_Text"/>
      <text:p text:style-name="Preformatted_20_Text">ROCK CREATURE: "Why do you make such noise? <text:s/>I require silence for my slumber. <text:s/>It has been agreed."</text:p>
      <text:p text:style-name="Preformatted_20_Text"/>
      <text:p text:style-name="Preformatted_20_Text">You are shocked for only a moment before you manage to regain your composure. <text:s/>When you do, you find Conscience clutching your arm and standing behind you.</text:p>
      <text:p text:style-name="Preformatted_20_Text"/>
      <text:p text:style-name="P2">Conscience is too terrified to be of any assistance. <text:s/>Her eyes are wide and her mouth trembles and she cannot seem to say a word.</text:p>
      <text:p text:style-name="P2"/>
      <text:p text:style-name="P1">The creature does not appear to understand your question. <text:s/></text:p>
      <text:p text:style-name="P1"/>
      <text:p text:style-name="P5">ROCK CREATURE: "I am here. <text:s/>I am always here. <text:s/>It has been agreed."</text:p>
      <text:p text:style-name="Preformatted_20_Text"/>
      <text:p text:style-name="Preformatted_20_Text">The creature heaves a sigh, which involves much grinding of boulders and the sound of a wind that you do not feel. <text:s/>It sends shivers down your spine nonetheless.</text:p>
      <text:p text:style-name="Preformatted_20_Text"/>
      <text:p text:style-name="Preformatted_20_Text">ROCK CREATURE: "I am not to be disturbed. <text:s/>It has been agreed."</text:p>
      <text:p text:style-name="Preformatted_20_Text"/>
      <text:p text:style-name="Preformatted_20_Text">It moves its face right next to the both of you; Conscience's fingernails cut into your arm painfully. <text:s/>However, the pose isn't threatening, but seems... considering.</text:p>
      <text:p text:style-name="Preformatted_20_Text"><text:tab/></text:p>
      <text:p text:style-name="Preformatted_20_Text">ROCK CREATURE: "Anger does not befit me. <text:s/>You will leave this temple now. <text:s/>You will not come back. <text:s/>It has been <text:soft-page-break/>agreed."</text:p>
      <text:p text:style-name="Preformatted_20_Text"/>
      <text:p text:style-name="Preformatted_20_Text">It turns to the door that you and Conscience could not get past and with an effortless nudge, swings it open, slamming it against something on the other side.</text:p>
      <text:p text:style-name="Preformatted_20_Text"/>
      <text:p text:style-name="Preformatted_20_Text">Without another word it swoops the two of you up in its other hand and ushers you out. <text:s/>The door slams shut behind you, the metal ringing loudly, echoing all around. <text:s/>The light of the outside temporarily blinds you and you shield your eyes. <text:s/>When they finally adjust to the sun...</text:p>
      <text:p text:style-name="Preformatted_20_Text"/>
      <text:p text:style-name="P7">You walk for a few minutes past row after row of torches until you are forced to stop: the passage onward is marred by a large, metal door. <text:s/>This door, like the previous one you saw, does not appear to have a handle. <text:s/>It looms down on you as if daring you to touch it.</text:p>
      <text:p text:style-name="Preformatted_20_Text"/>
      <text:p text:style-name="P7">You notice that the cave floor beneath your feet has turned into a cobblestone path.</text:p>
      <text:p text:style-name="P7"/>
      <text:p text:style-name="P7">You decide that you cannot pass this door at the moment.</text:p>
      <text:p text:style-name="P7"/>
      <text:p text:style-name="P7">At first you nudge the door and find that it is locked tight. <text:s/>You then push harder and harder, but your feet slip on the rock beneath you. <text:s/>It looks like you aren't strong enough to push it open.</text:p>
      <text:p text:style-name="P7"/>
      <text:p text:style-name="P7">You kick the door and receive a throbbing pain in your toe, accomplishing little else. <text:s/>The door remains as tightly shut as when you first saw it.</text:p>
      <text:p text:style-name="P7"/>
      <text:p text:style-name="P7">You chuck the plank of wood at the door. <text:s/>It makes a loud "clank" and falls to the floor. <text:s/>You swear you hear a brief sound, like the grinding of rocks, but when you freeze and look around, you do not see anything.</text:p>
      <text:p text:style-name="Preformatted_20_Text"/>
      <text:p text:style-name="Preformatted_20_Text">- power-mountain/golem-temple/right-fork -</text:p>
      <text:p text:style-name="Preformatted_20_Text"><text:tab/><text:tab/><text:tab/></text:p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2-16T12:01:24.18</dc:date>
    <meta:generator>OpenOffice/4.1.1$Win32 OpenOffice.org_project/411m6$Build-9775</meta:generator>
    <meta:editing-duration>PT9M40S</meta:editing-duration>
    <meta:editing-cycles>5</meta:editing-cycles>
    <meta:document-statistic meta:table-count="0" meta:image-count="0" meta:object-count="0" meta:page-count="4" meta:paragraph-count="71" meta:word-count="2226" meta:character-count="12058"/>
  </office:meta>
</office:document-meta>
</file>